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Helvetica" fo:font-size="14.0pt" fo:color="#1a1a1a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%{</text:span></text:p>
            <text:p text:style-name="P1"><text:span text:style-name="T1">#include &lt;stdio.h&gt;</text:span></text:p>
            <text:p text:style-name="P1"><text:span text:style-name="T1">#include &lt;string.h&gt;</text:span></text:p>
            <text:p text:style-name="P1"><text:span text:style-name="T1">int count = 0;</text:span></text:p>
            <text:p text:style-name="P1"><text:span text:style-name="T1">%}</text:span></text:p>
            <text:p text:style-name="P1"><text:span text:style-name="T1">%%</text:span></text:p>
            <text:p text:style-name="P1"><text:span text:style-name="T1">"huh" {fprintf(yyout, "huh");}</text:span></text:p>
            <text:p text:style-name="P1"><text:span text:style-name="T1">"[" {fprintf(yyout, "sigh(");}</text:span></text:p>
            <text:p text:style-name="P1"><text:span text:style-name="T1">"]" { count++;}</text:span></text:p>
            <text:p text:style-name="P1"><text:span text:style-name="T1">[1-9] {fprintf(yyout,"%s", yytext);}</text:span></text:p>
            <text:p text:style-name="P1"><text:span text:style-name="T1"/></text:p>
            <text:p text:style-name="P1"><text:span text:style-name="T1">%%</text:span></text:p>
            <text:p text:style-name="P1"><text:span text:style-name="T1">int yywrap(){} </text:span></text:p>
            <text:p text:style-name="P1"><text:span text:style-name="T1">int main() {</text:span></text:p>
            <text:p text:style-name="P1"><text:span text:style-name="T1"><text:tab/>extern FILE *yyin, *yyout;</text:span></text:p>
            <text:p text:style-name="P1"><text:span text:style-name="T1"><text:tab/>yyin = fopen("input.txt", "r");</text:span></text:p>
            <text:p text:style-name="P1"><text:span text:style-name="T1"><text:tab/>yyout = fopen("output.txt", "w");</text:span></text:p>
            <text:p text:style-name="P1"><text:span text:style-name="T1"><text:tab/>yylex();</text:span></text:p>
            <text:p text:style-name="P1"><text:span text:style-name="T1"><text:tab/>return 0;</text:span></text:p>
            <text:p text:style-name="P1"><text:span text:style-name="T1">}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3</meta:generator>
  </office:meta>
</office:document-meta>
</file>